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5-07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5-05-0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5-02-2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4-10-2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4-07-0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4-04-1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4-02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3-11-0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3-06-2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3-04-1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3-01-2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2-10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2-06-2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2-04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2-02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1-10-1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1-06-2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1-04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1-02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388" calcext:value-type="float">
            <text:p>2.7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072" calcext:value-type="float">
            <text:p>2.7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188" calcext:value-type="float">
            <text:p>2.6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110073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